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subtitle">
      <style:graphic-properties draw:fill-color="#ffffff" draw:auto-grow-height="true" fo:min-height="9.13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<text:span text:style-name="T1">Comparative Analysis of</text:span></text:p>
            <text:p><text:span text:style-name="T1">Data Stru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Purpo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are efficicacy &amp; efficiency of data structures</text:p>
                <text:p/>
              </text:list-item>
              <text:list-item>
                <text:p>Big-O notation vs. real-world performance</text:p>
                <text:p/>
              </text:list-item>
              <text:list-item>
                <text:p>Gain experience implementing more complex stru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Language: Ja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tively object-oriented</text:p>
              </text:list-item>
              <text:list-item>
                <text:p>Static typing</text:p>
              </text:list-item>
              <text:list-item>
                <text:p>More control over data manipulation</text:p>
              </text:list-item>
              <text:list-item>
                <text:p>Lots of reference material</text:p>
              </text:list-item>
              <text:list-item>
                <text:p>I like Ja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ive implementations of many structures</text:p>
              </text:list-item>
              <text:list-item>
                <text:p>Avoid using built-ins or libraries where possible</text:p>
              </text:list-item>
              <text:list-item>
                <text:p>Custom testing classes</text:p>
              </text:list-item>
              <text:list-item>
                <text:p>4 basic operations: Insert, Access, Search, Delete</text:p>
              </text:list-item>
              <text:list-item>
                <text:p>Measure time and memory usage</text:p>
              </text:list-item>
              <text:list-item>
                <text:p>Relative performance, not absol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Structures</text:p>
          </draw:text-box>
        </draw:frame>
        <draw:frame presentation:style-name="pr4" draw:text-style-name="P3" draw:layer="layout" svg:width="11.554cm" svg:height="10.678cm" svg:x="1.4cm" svg:y="3.8cm" presentation:class="outline" presentation:user-transformed="true">
          <draw:text-box>
            <text:list text:style-name="L2">
              <text:list-item>
                <text:p><text:span text:style-name="T2">Array</text:span></text:p>
              </text:list-item>
              <text:list-item>
                <text:p><text:span text:style-name="T2">Singly Linked List</text:span></text:p>
              </text:list-item>
              <text:list-item>
                <text:p><text:span text:style-name="T2">Doubly Linked List</text:span></text:p>
              </text:list-item>
              <text:list-item>
                <text:p><text:span text:style-name="T2">Chaining Hashtable</text:span></text:p>
              </text:list-item>
              <text:list-item>
                <text:p><text:span text:style-name="T2">Open Addressing Hashtable</text:span></text:p>
                <text:list>
                  <text:list-item>
                    <text:p><text:span text:style-name="T2">linear probing</text:span></text:p>
                  </text:list-item>
                  <text:list-item>
                    <text:p><text:span text:style-name="T2">quadratic probing</text:span></text:p>
                  </text:list-item>
                  <text:list-item>
                    <text:p><text:span text:style-name="T2">periodic probing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554cm" svg:height="10.678cm" svg:x="14.9cm" svg:y="3.8cm" presentation:class="outline" presentation:user-transformed="true">
          <draw:text-box>
            <text:list text:style-name="L2">
              <text:list-item>
                <text:p><text:span text:style-name="T2">Binary Search Tree</text:span></text:p>
              </text:list-item>
              <text:list-item>
                <text:p><text:span text:style-name="T2">Trie</text:span></text:p>
              </text:list-item>
              <text:list-item>
                <text:p><text:span text:style-name="T2">Min Heap</text:span></text:p>
              </text:list-item>
              <text:list-item>
                <text:p><text:span text:style-name="T2">Fibonacci Heap</text:span></text:p>
              </text:list-item>
              <text:list-item>
                <text:p><text:span text:style-name="T2">Adelson-Velskii-Landis Tree</text:span></text:p>
              </text:list-item>
              <text:list-item>
                <text:p><text:span text:style-name="T2">Red-Black Tree</text:span></text:p>
              </text:list-item>
              <text:list-item>
                <text:p><text:span text:style-name="T2">Proto van Emde Boas Tree</text:span></text:p>
              </text:list-item>
              <text:list-item>
                <text:p><text:span text:style-name="T2">van Emde Boas Tr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Testing Specific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 A: <text:s/>10,000 3-character strings</text:p>
              </text:list-item>
              <text:list-item>
                <text:p>Test B: <text:s/>20,000 3-character strings</text:p>
              </text:list-item>
              <text:list-item>
                <text:p>Test C: <text:s/>10,000 9-character strings</text:p>
                <text:p/>
                <text:p>Each test run 5 times, results averag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Expectations</text:p>
          </draw:text-box>
        </draw:frame>
        <draw:frame draw:style-name="gr2" draw:layer="layout" svg:width="26.416cm" svg:height="5.785cm" svg:x="0.762cm" svg:y="5.39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Results (Double Quantity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Results Δ (Double Quantity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Results (Triple Size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Results Δ (Triple Size)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03:37.253000000</meta:creation-date>
    <meta:editing-duration>PT48M11S</meta:editing-duration>
    <meta:editing-cycles>10</meta:editing-cycles>
    <meta:generator>LibreOffice/5.0.4.2$Windows_x86 LibreOffice_project/2b9802c1994aa0b7dc6079e128979269cf95bc78</meta:generator>
    <dc:title>Lush Green</dc:title>
    <dc:date>2018-07-26T16:13:50.453000000</dc:date>
    <meta:document-statistic meta:object-count="70"/>
    <meta:template xlink:type="simple" xlink:actuate="onRequest" xlink:title="Lush Green" xlink:href="../../../../../../../../Program%20Files%20(x86)/LibreOffice%205/share/template/common/layout/LushGreen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O(n)&quot;" style:apply-style-name="Reddish" style:base-cell-address="Sheet1.B2"/>
      <style:map style:condition="cell-content()=&quot;O(log n)&quot;" style:apply-style-name="Yellowish" style:base-cell-address="Sheet1.B2"/>
      <style:map style:condition="cell-content()=&quot;O(1)&quot;" style:apply-style-name="Greenish" style:base-cell-address="Sheet1.B2"/>
      <style:map style:condition="cell-content()!=0" style:apply-style-name="Blueish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verage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/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string" calcext:value-type="string">
            <text:p>Hashtable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1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number-columns-repeated="4" office:value-type="string" calcext:value-type="string">
            <text:p>O(k)</text:p>
          </table:table-cell>
          <table:table-cell/>
          <table:table-cell table:number-columns-repeated="4" office:value-type="string" calcext:value-type="string">
            <text:p>O(k)</text:p>
          </table:table-cell>
        </table:table-row>
        <table:table-row table:style-name="ro1">
          <table:table-cell office:value-type="string" calcext:value-type="string">
            <text:p>Min/Max Heap</text:p>
          </table:table-cell>
          <table:table-cell table:number-columns-repeated="2"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  <table:table-cell/>
          <table:table-cell office:value-type="string" calcext:value-type="string">
            <text:p>O(log 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log n)</text:p>
          </table:table-cell>
          <table:table-cell/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vEB Tree</text:p>
          </table:table-cell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  <table:table-cell/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</table:table-row>
        <calcext:conditional-formats>
          <calcext:conditional-format calcext:target-range-address="Sheet1.B2:Sheet1.E11 Sheet1.G2:Sheet1.J11">
            <calcext:condition calcext:apply-style-name="Reddish" calcext:value="=&quot;O(n)&quot;" calcext:base-cell-address="Sheet1.B2"/>
            <calcext:condition calcext:apply-style-name="Yellowish" calcext:value="=&quot;O(log n)&quot;" calcext:base-cell-address="Sheet1.B2"/>
            <calcext:condition calcext:apply-style-name="Greenish" calcext:value="=&quot;O(1)&quot;" calcext:base-cell-address="Sheet1.B2"/>
            <calcext:condition calcext:apply-style-name="Blueish" calcext:value="!=0" calcext:base-cell-address="Sheet1.B2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00"/>
    </style:style>
    <style:style style:name="Red" style:family="table-cell" style:parent-style-name="Default">
      <style:table-cell-properties fo:background-color="#ff6666"/>
    </style:style>
    <style:style style:name="Untitled2" style:family="table-cell" style:parent-style-name="Default">
      <style:table-cell-properties fo:background-color="#ff9999"/>
    </style:style>
    <style:style style:name="Reddish" style:family="table-cell" style:parent-style-name="Default">
      <style:table-cell-properties fo:background-color="#ff9999"/>
    </style:style>
    <style:style style:name="Yellowish" style:family="table-cell" style:parent-style-name="Default">
      <style:table-cell-properties fo:background-color="#ffff99"/>
    </style:style>
    <style:style style:name="Greenish" style:family="table-cell" style:parent-style-name="Default">
      <style:table-cell-properties fo:background-color="#99ff99"/>
    </style:style>
    <style:style style:name="Blueish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5:43:07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